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4cm" fo:min-width="0.4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0.43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17.5cm" svg:y="1.2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6.5cm" svg:y="1.28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5.5cm" svg:y="1.2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3.5cm" svg:y="1.28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4.5cm" svg:y="1.2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2.5cm" svg:y="1.2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5cm" svg:y="1.2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0.5cm" svg:y="1.2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8.5cm" svg:y="1.2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0.5cm" svg:y="2.4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1.5cm" svg:y="2.48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2.5cm" svg:y="2.4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3.5cm" svg:y="2.4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4.5cm" svg:y="2.4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5.5cm" svg:y="2.4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6.5cm" svg:y="2.4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7.5cm" svg:y="2.487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.1cm" svg:x="18.5cm" svg:y="2.48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cm" svg:x="3.6cm" svg:y="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1.501cm" svg:y="3.801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3.502cm" svg:y="6.20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3.502cm" svg:y="11.00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8cm" svg:y1="2.6cm" svg:x2="2.5cm" svg:y2="3.9cm">
          <text:p/>
        </draw:line>
        <draw:line draw:style-name="gr5" draw:text-style-name="P6" draw:layer="layout" svg:x1="6.1cm" svg:y1="3.9cm" svg:x2="4.8cm" svg:y2="2.6cm">
          <text:p/>
        </draw:line>
        <draw:custom-shape draw:style-name="gr4" draw:text-style-name="P5" draw:layer="layout" svg:width="1.4cm" svg:height="1.4cm" svg:x="5.602cm" svg:y="3.80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cm" svg:y1="5cm" svg:x2="4.5cm" svg:y2="6.3cm">
          <text:p/>
        </draw:line>
        <draw:line draw:style-name="gr5" draw:text-style-name="P6" draw:layer="layout" svg:x1="8.1cm" svg:y1="6.3cm" svg:x2="6.8cm" svg:y2="5cm">
          <text:p/>
        </draw:line>
        <draw:custom-shape draw:style-name="gr4" draw:text-style-name="P5" draw:layer="layout" svg:width="1.4cm" svg:height="1.4cm" svg:x="7.603cm" svg:y="6.20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cm" svg:y1="9.8cm" svg:x2="4.5cm" svg:y2="11.1cm">
          <text:p/>
        </draw:line>
        <draw:line draw:style-name="gr5" draw:text-style-name="P6" draw:layer="layout" svg:x1="8.1cm" svg:y1="11.1cm" svg:x2="6.8cm" svg:y2="9.8cm">
          <text:p/>
        </draw:line>
        <draw:custom-shape draw:style-name="gr4" draw:text-style-name="P5" draw:layer="layout" svg:width="1.4cm" svg:height="1.4cm" svg:x="7.603cm" svg:y="11.00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3cm" svg:y1="5.2cm" svg:x2="6.3cm" svg:y2="6.3cm">
          <text:p/>
        </draw:line>
        <draw:custom-shape draw:style-name="gr4" draw:text-style-name="P5" draw:layer="layout" svg:width="1.4cm" svg:height="1.4cm" svg:x="5.6cm" svg:y="6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3cm" svg:y1="7.6cm" svg:x2="6.3cm" svg:y2="8.7cm">
          <text:p/>
        </draw:line>
        <draw:custom-shape draw:style-name="gr4" draw:text-style-name="P5" draw:layer="layout" svg:width="1.4cm" svg:height="1.4cm" svg:x="5.601cm" svg:y="8.60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1:07:40.766000000</meta:creation-date>
    <dc:date>2021-11-18T11:17:08.251000000</dc:date>
    <meta:editing-duration>PT9M24S</meta:editing-duration>
    <meta:editing-cycles>5</meta:editing-cycles>
    <meta:generator>LibreOffice/5.4.3.2$Windows_X86_64 LibreOffice_project/92a7159f7e4af62137622921e809f8546db437e5</meta:generator>
    <meta:document-statistic meta:object-count="35"/>
  </office:meta>
</office:document-meta>
</file>